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style:writing-mode="lr-tb"/>
      <style:text-properties fo:font-size="12pt"/>
    </style:style>
    <style:style style:name="P3" style:family="paragraph">
      <loext:graphic-properties draw:fill="none" draw:fill-color="#ffffff"/>
      <style:paragraph-properties style:writing-mode="lr-tb"/>
      <style:text-properties fo:font-size="12pt" fo:font-weight="bold" style:font-weight-asian="bold" style:font-weight-complex="bold"/>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26pt" fo:font-weight="bold" style:font-size-asian="26pt" style:font-weight-asian="bold" style:font-size-complex="26pt" style:font-weight-complex="bold"/>
    </style:style>
    <style:style style:name="P6" style:family="paragraph">
      <loext:graphic-properties draw:fill="solid" draw:fill-color="#b4c7dc"/>
      <style:text-properties fo:font-size="12pt"/>
    </style:style>
    <style:style style:name="T1" style:family="text">
      <style:text-properties fo:font-weight="bold" style:font-weight-asian="bold" style:font-weight-complex="bold"/>
    </style:style>
    <style:style style:name="T2" style:family="text">
      <style:text-properties fo:font-size="12pt"/>
    </style:style>
    <style:style style:name="T3" style:family="text">
      <style:text-properties fo:font-size="12pt" fo:font-weight="bold" style:font-weight-asian="bold" style:font-weight-complex="bold"/>
    </style:style>
    <style:style style:name="T4" style:family="text">
      <style:text-properties fo:font-size="12pt" fo:font-weight="normal" style:font-weight-asian="normal" style:font-weight-complex="normal"/>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size="13pt" fo:font-weight="bold" style:font-size-asian="11pt" style:font-weight-asian="bold" style:font-size-complex="13pt" style:font-weight-complex="bold"/>
    </style:style>
    <style:style style:name="T7" style:family="text">
      <style:text-properties fo:font-size="26pt" fo:font-weight="bold" style:font-size-asian="26pt" style:font-weight-asian="bold" style:font-size-complex="26pt" style:font-weight-complex="bold"/>
    </style:style>
    <style:style style:name="gr1" style:family="graphic">
      <style:graphic-properties draw:stroke="none" svg:stroke-color="#000000" draw:fill="none" draw:fill-color="#ffffff" fo:min-height="5.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9.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7.7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2a6099" draw:fill="solid" draw:fill-color="#b4c7dc" draw:textarea-horizontal-align="justify" draw:textarea-vertical-align="middle" draw:auto-grow-height="false" fo:min-height="29.699cm" fo:min-width="8.4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draw:custom-shape text:anchor-type="paragraph" draw:z-index="0" draw:name="Forme 1" draw:style-name="gr8" draw:text-style-name="P6" svg:width="8.464cm" svg:height="29.699cm" svg:x="-5.588cm" svg:y="-2cm"><text:p/><draw:enhanced-geometry svg:viewBox="0 0 21600 21600" draw:type="rectangle" draw:enhanced-path="M 0 0 L 21600 0 21600 21600 0 21600 0 0 Z N"/></draw:custom-shape><draw:frame text:anchor-type="paragraph" draw:z-index="1" draw:name="Cadre de texte 1" draw:style-name="gr7" draw:text-style-name="P5" svg:width="6.959cm" svg:height="2.112cm" svg:x="-1.475cm" svg:y="-1.231cm"><draw:text-box><text:p text:style-name="P4"><text:span text:style-name="T7">Alexis</text:span></text:p><text:p text:style-name="P4"><text:span text:style-name="T7">NORMAND</text:span></text:p></draw:text-box></draw:frame><draw:frame text:anchor-type="paragraph" draw:z-index="2" draw:name="Cadre de texte 2" draw:style-name="gr6" draw:text-style-name="P1" svg:width="7.806cm" svg:height="7.727cm" svg:x="-2cm" svg:y="5.225cm"><draw:text-box><text:p text:style-name="P4"/><text:p text:style-name="P4"/><text:p text:style-name="P4"><text:s/>alexis.normand28190@gmail.com</text:p><text:p text:style-name="P4"/><text:p text:style-name="P4"/><text:p text:style-name="P4">07 68 75 00 86</text:p><text:p text:style-name="P4"/><text:p text:style-name="P4"/><text:p text:style-name="P4">15 Rue de la Brasserie</text:p><text:p text:style-name="P4">28190, Pontgouin</text:p><text:p text:style-name="P4"/><text:p text:style-name="P4"/><text:p text:style-name="P4">30/05/2003 – 18 ans</text:p><text:p text:style-name="P4"/><text:p text:style-name="P4">Français</text:p></draw:text-box></draw:frame><draw:frame text:anchor-type="paragraph" draw:z-index="3" draw:name="Cadre de texte 3" draw:style-name="gr5" draw:text-style-name="P3" svg:width="7.515cm" svg:height="5.742cm" svg:x="-1.633cm" svg:y="13.533cm"><draw:text-box><text:p><text:span text:style-name="T3"><text:s/></text:span><text:span text:style-name="T5">COMPETENCES </text:span><text:span text:style-name="T6">:</text:span></text:p><text:p><text:span text:style-name="T4"/></text:p><text:p><text:span text:style-name="T4">-Motivation</text:span></text:p><text:p><text:span text:style-name="T4"/></text:p><text:p><text:span text:style-name="T4"/></text:p><text:p><text:span text:style-name="T4"/></text:p><text:p><text:span text:style-name="T4">-Respect des règles</text:span></text:p><text:p><text:span text:style-name="T4"/></text:p><text:p><text:span text:style-name="T4"/></text:p><text:p><text:span text:style-name="T4"/></text:p><text:p><text:span text:style-name="T4">-Écoute attentive </text:span></text:p></draw:text-box></draw:frame><draw:frame text:anchor-type="paragraph" draw:z-index="4" draw:name="Cadre de texte 4" draw:style-name="gr4" draw:text-style-name="P3" svg:width="12.092cm" svg:height="19.061cm" svg:x="6.754cm" svg:y="56.198cm"><draw:text-box><text:p><text:span text:style-name="T3"/></text:p><text:p><text:span text:style-name="T3"/></text:p><text:p><text:span text:style-name="T3">FORMATION :</text:span></text:p><text:p><text:span text:style-name="T3"/></text:p><text:p><text:span text:style-name="T3">Lycée Fulbert</text:span></text:p><text:p><text:span text:style-name="T4">Chartres – 09/2021 – En cours</text:span></text:p><text:p><text:span text:style-name="T4"/></text:p><text:p><text:span text:style-name="T3">BTS SIO :</text:span><text:span text:style-name="T4"> Informatique</text:span></text:p><text:p><text:span text:style-name="T4"/></text:p><text:p><text:span text:style-name="T3">Lycée Jehan de Beauce</text:span></text:p><text:p><text:span text:style-name="T4">Chartres – 09/2019 – 07/2021</text:span></text:p><text:p><text:span text:style-name="T4"/></text:p><text:p><text:span text:style-name="T3">Bac STI2D :</text:span><text:span text:style-name="T4"> Systèmes d’information et numérique</text:span></text:p><text:p><text:span text:style-name="T4"/></text:p><text:p><text:span text:style-name="T4"/></text:p><text:p><text:span text:style-name="T4"/></text:p><text:p><text:span text:style-name="T3"/></text:p><text:p><text:span text:style-name="T3">EXPÉRIENCE PROFESSIONELLE :</text:span></text:p><text:p><text:span text:style-name="T3"/></text:p><text:p><text:span text:style-name="T4">AG2R LA MONDIALE – STAGIAIRE</text:span></text:p><text:p><text:span text:style-name="T4">28000 Chartres – Stage – 19/02/2018 – 23/02/2018</text:span></text:p><text:p><text:span text:style-name="T3"/></text:p><text:p><text:span text:style-name="T3"/></text:p><text:p><text:span text:style-name="T3">LANGUES :</text:span></text:p><text:p><text:span text:style-name="T3"/></text:p><text:p><text:span text:style-name="T3">Français :</text:span><text:span text:style-name="T4"> langue maternelle</text:span></text:p><text:p><text:span text:style-name="T4"/></text:p><text:p><text:span text:style-name="T4"/></text:p><text:p><text:span text:style-name="T3">Anglais :</text:span><text:span text:style-name="T4"> niveau B2</text:span></text:p><text:p><text:span text:style-name="T4"/></text:p><text:p><text:span text:style-name="T4"/></text:p><text:p><text:span text:style-name="T3">Allemand :</text:span><text:span text:style-name="T4"> niveau B1</text:span></text:p></draw:text-box></draw:frame><draw:frame text:anchor-type="paragraph" draw:z-index="5" draw:name="Cadre de texte 5" draw:style-name="gr3" draw:text-style-name="P2" svg:width="10.955cm" svg:height="3.705cm" svg:x="7.071cm" svg:y="-0.437cm"><draw:text-box><text:p><text:span text:style-name="T3">PROFIL PROFESSIONNEL</text:span></text:p><text:p><text:span text:style-name="T2"/></text:p><text:p><text:span text:style-name="T2">Étudiant motivé, sérieux et investi en informatique. Je fais de l’informatique depuis l’année dernière. J’ai une expérience pratique dans la réalisation d’activités acquise au cours de ma formation. Je sais m’adapter et je suis digne de confiance pour réaliser mes missions.</text:span></text:p></draw:text-box></draw:frame><draw:frame text:anchor-type="paragraph" draw:z-index="6" draw:name="Cadre de texte 6" draw:style-name="gr2" draw:text-style-name="P2" svg:width="7.647cm" svg:height="4.871cm" svg:x="-1.633cm" svg:y="20.147cm"><draw:text-box><text:p><text:span text:style-name="T2">Langages informatique :</text:span></text:p><text:p><text:span text:style-name="T2"/></text:p><text:p><text:span text:style-name="T2"/></text:p><text:p><text:span text:style-name="T2">- C++</text:span></text:p><text:p><text:span text:style-name="T2"/></text:p><text:p><text:span text:style-name="T2">- C#</text:span></text:p><text:p><text:span text:style-name="T2"/></text:p><text:p><text:span text:style-name="T2">- SQL</text:span></text:p><text:p><text:span text:style-name="T2"/></text:p><text:p><text:span text:style-name="T2">- Arduino</text:span></text:p></draw:text-box></draw:frame><draw:frame text:anchor-type="paragraph" draw:z-index="7" draw:name="Cadre de texte 7" draw:style-name="gr1" draw:text-style-name="P1" svg:width="11.087cm" svg:height="5.028cm" svg:x="6.754cm" svg:y="3.267cm"><draw:text-box><text:p><text:span text:style-name="T1">Hobby/Centres d’interêt :</text:span></text:p><text:p/><text:p>- Football</text:p><text:p/><text:p>- Jeux vidéos</text:p><text:p/><text:p>- Le sport généralement</text:p><text:p/><text:p>-L’informatique</text:p><text:p/></draw:text-box></draw:frame>É</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8T13:45:08.682000000</meta:creation-date>
    <dc:date>2021-10-13T13:56:11.155000000</dc:date>
    <meta:editing-duration>PT2H36M20S</meta:editing-duration>
    <meta:editing-cycles>10</meta:editing-cycles>
    <meta:generator>LibreOffice/7.2.0.4$Windows_X86_64 LibreOffice_project/9a9c6381e3f7a62afc1329bd359cc48accb6435b</meta:generator>
    <meta:document-statistic meta:table-count="0" meta:image-count="0" meta:object-count="0" meta:page-count="1" meta:paragraph-count="1" meta:word-count="1" meta:character-count="1" meta:non-whitespace-character-count="1"/>
  </office:meta>
</office:document-meta>
</file>